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37e" officeooo:paragraph-rsid="000d637e"/>
    </style:style>
    <style:style style:name="P2" style:family="paragraph" style:parent-style-name="Standard">
      <style:text-properties officeooo:rsid="000dd3df" officeooo:paragraph-rsid="000dd3df"/>
    </style:style>
    <style:style style:name="T1" style:family="text">
      <style:text-properties officeooo:rsid="000dd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gerencias Comp 3 Yardas</text:p>
      <text:p text:style-name="P1"/>
      <text:p text:style-name="P1"/>
      <text:p text:style-name="P2">Ud. tiene suficientes cláusulas nominales, adverbiales y adverbiales.</text:p>
      <text:p text:style-name="P2"/>
      <text:p text:style-name="P2"/>
      <text:p text:style-name="P1">1. <text:s/>en sus educaciones &gt;&gt; en la escuela <text:s/></text:p>
      <text:p text:style-name="P1">2. <text:s/>subj. v. ind.</text:p>
      <text:p text:style-name="P1">3. <text:s/>aprenden de <text:s text:c="2"/>&gt;&gt; <text:s/>quitar "de"</text:p>
      <text:p text:style-name="P1">4. <text:s/>artículo definido para la cosa en general</text:p>
      <text:p text:style-name="P1">5. " El tema de los cursos...todas las personas" ¿un tema? <text:s/>el bilingüismo no es característica.</text:p>
      <text:p text:style-name="P1">"el bilingüismo es útil"</text:p>
      <text:p text:style-name="P1">6. <text:s/>las escuelas públicas *de* los Estados Unidos</text:p>
      <text:p text:style-name="P1">7. <text:s/>separar un grupo *de* otro grupo</text:p>
      <text:p text:style-name="P1">8. <text:s/>los <text:s/>dos grupos de estudiantes</text:p>
      <text:p text:style-name="P1">9. <text:s/>para ser tutores de ellos</text:p>
      <text:p text:style-name="P1">10. omisión de artículo indefinido</text:p>
      <text:p text:style-name="P1">11. sistema de intercambio</text:p>
      <text:p text:style-name="P1">12. a personal</text:p>
      <text:p text:style-name="P1">13. pronombre relativo incorrecto</text:p>
      <text:p text:style-name="P1">14. más debe seguir inmediatamente el verbo que modifica (cuando es adverbio)</text:p>
      <text:p text:style-name="P1">15. concordancia (adj)</text:p>
      <text:p text:style-name="P1">16. <text:span text:style-name="T1">"este tipo de programa" <text:s/>¿Qué tipo? <text:s/>Confuso.</text:span></text:p>
      <text:p text:style-name="P2">17. <text:s/>omisión de preposición (ver la página del libro de texto sobre las preposiciones)</text:p>
      <text:p text:style-name="P2">18. <text:s/>continuar + -ndo form</text:p>
      <text:p text:style-name="P2">19. subj. v. ind.</text:p>
      <text:p text:style-name="P2">20. cond. v. imp. subj</text:p>
      <text:p text:style-name="P2">21. por primero &gt; al principio</text:p>
      <text:p text:style-name="P2">22. viviría muy difícil <text:s/>awkward. <text:s/>try "life would be very difficult" <text:s/></text:p>
      <text:p text:style-name="P2">23. se sentaría más fácil <text:s text:c="5"/>try "would be easier"</text:p>
      <text:p text:style-name="P2">24. la mitad de la po.</text:p>
      <text:p text:style-name="P2">25. ortografía</text:p>
      <text:p text:style-name="P2">26. <text:s/>la mitad es singular</text:p>
      <text:p text:style-name="P2">27. <text:s/>hablar en <text:s/>(la preposición no es necesaria)</text:p>
      <text:p text:style-name="P2">28. <text:s/>todos los países del mundo</text:p>
      <text:p text:style-name="P2">29. <text:s/>art. def. omitido</text:p>
      <text:p text:style-name="P2">30. <text:s/>ellos que &gt; los que</text:p>
      <text:p text:style-name="P2">31. <text:s/>comparación de igualdad incorrecta (Spn 105)</text:p>
      <text:p text:style-name="P2">32. <text:s/>bueno v. bien</text:p>
      <text:p text:style-name="P2">33. <text:s/>omisión de art def. más de una vez</text:p>
      <text:p text:style-name="P2">34. <text:s/>abrazar</text:p>
      <text:p text:style-name="P2">35. <text:s/>a personal</text:p>
      <text:p text:style-name="P2">36. <text:s/>concordancia (verbo)</text:p>
      <text:p text:style-name="P2">37. "progreso derecho de un mundo paciente" <text:s/>No comprendo</text:p>
      <text:p text:style-name="P2"/>
      <text:p text:style-name="P2">B. St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Stone</meta:initial-creator>
    <meta:creation-date>2017-05-15T02:39:29.437447000</meta:creation-date>
    <dc:date>2017-05-15T03:08:06.848037000</dc:date>
    <dc:creator>Barbara Stone</dc:creator>
    <meta:editing-duration>PT13M37S</meta:editing-duration>
    <meta:editing-cycles>1</meta:editing-cycles>
    <meta:document-statistic meta:table-count="0" meta:image-count="0" meta:object-count="0" meta:page-count="1" meta:paragraph-count="41" meta:word-count="254" meta:character-count="1466" meta:non-whitespace-character-count="1212"/>
    <meta:generator>LibreOffice/4.1.1.2$MacOSX_x86 LibreOffice_project/7e4286b58adc75a14f6d83f53a03b6c11fa2903</meta:generator>
  </office:meta>
</office:document-meta>
</file>